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1.48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61"/>
    <style:style style:name="ce12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color="#ffffff"/>
    </style:style>
    <style:style style:name="ce13" style:family="table-cell" style:parent-style-name="Default" style:data-style-name="N112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number-columns-repeated="5"/>
        </table:table-row>
        <table:table-row table:style-name="ro2">
          <table:table-cell table:style-name="ce2" office:value-type="string">
            <text:p>Count</text:p>
          </table:table-cell>
          <table:table-cell table:style-name="ce6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9" office:value-type="string">
            <text:p>Run 1</text:p>
          </table:table-cell>
          <table:table-cell table:style-name="ce9" office:value-type="string">
            <text:p>Run 2</text:p>
          </table:table-cell>
          <table:table-cell table:style-name="ce9" office:value-type="string">
            <text:p>Run 3</text:p>
          </table:table-cell>
          <table:table-cell table:style-name="ce9" office:value-type="string">
            <text:p>Run 4</text:p>
          </table:table-cell>
          <table:table-cell table:style-name="ce9" office:value-type="string">
            <text:p>Run 5</text:p>
          </table:table-cell>
          <table:table-cell table:style-name="ce9" office:value-type="string">
            <text:p>#/S</text:p>
          </table:table-cell>
          <table:table-cell table:style-name="ce9" office:value-type="string">
            <text:p>T</text:p>
          </table:table-cell>
          <table:table-cell table:style-name="ce9" office:value-type="string">
            <text:p>T-OH</text:p>
          </table:table-cell>
          <table:table-cell table:style-name="ce9" office:value-type="string" table:number-columns-spanned="2" table:number-rows-spanned="1">
            <text:p>Performance</text:p>
          </table:table-cell>
          <table:covered-table-cell table:style-name="ce9"/>
        </table:table-row>
        <table:table-row table:style-name="ro2">
          <table:table-cell table:style-name="ce3" office:value-type="string">
            <text:p>Overhead</text:p>
          </table:table-cell>
          <table:table-cell table:style-name="ce7" office:value-type="string">
            <text:p>OH</text:p>
          </table:table-cell>
          <table:table-cell table:style-name="ce10" office:value-type="float" office:value="12.876">
            <text:p>12.876</text:p>
          </table:table-cell>
          <table:table-cell table:style-name="ce10" office:value-type="float" office:value="13.242">
            <text:p>13.242</text:p>
          </table:table-cell>
          <table:table-cell table:style-name="ce10" office:value-type="float" office:value="13.18">
            <text:p>13.180</text:p>
          </table:table-cell>
          <table:table-cell table:style-name="ce10" office:value-type="float" office:value="12.697">
            <text:p>12.697</text:p>
          </table:table-cell>
          <table:table-cell table:style-name="ce10" office:value-type="float" office:value="13.492">
            <text:p>13.492</text:p>
          </table:table-cell>
          <table:table-cell table:style-name="ce6" table:formula="of:=AVERAGE([.C6:.G6])*[.$B$3]" office:value-type="float" office:value="13097400">
            <text:p>1.3E+07</text:p>
          </table:table-cell>
          <table:table-cell table:style-name="ce6" table:formula="of:=1/[.H6]" office:value-type="float" office:value="0.0000000763510315024356">
            <text:p>7.6E-08</text:p>
          </table:table-cell>
          <table:table-cell table:style-name="ce12" table:formula="of:=[.I6]" office:value-type="float" office:value="0.0000000763510315024356">
            <text:p>7.6E-08</text:p>
          </table:table-cell>
          <table:table-cell table:style-name="ce7"/>
          <table:table-cell/>
        </table:table-row>
        <table:table-row table:style-name="ro2">
          <table:table-cell table:style-name="ce3" office:value-type="string">
            <text:p>Mersenne</text:p>
          </table:table-cell>
          <table:table-cell table:style-name="ce7" office:value-type="string">
            <text:p>Builtin</text:p>
          </table:table-cell>
          <table:table-cell table:style-name="ce10" office:value-type="float" office:value="7.317">
            <text:p>7.317</text:p>
          </table:table-cell>
          <table:table-cell table:style-name="ce10" office:value-type="float" office:value="7.559">
            <text:p>7.559</text:p>
          </table:table-cell>
          <table:table-cell table:style-name="ce10" office:value-type="float" office:value="7.487">
            <text:p>7.487</text:p>
          </table:table-cell>
          <table:table-cell table:style-name="ce10" office:value-type="float" office:value="7.213">
            <text:p>7.213</text:p>
          </table:table-cell>
          <table:table-cell table:style-name="ce10" office:value-type="float" office:value="7.65">
            <text:p>7.650</text:p>
          </table:table-cell>
          <table:table-cell table:style-name="ce6" table:formula="of:=AVERAGE([.C7:.G7])*[.$B$3]" office:value-type="float" office:value="7445200">
            <text:p>7.4E+06</text:p>
          </table:table-cell>
          <table:table-cell table:style-name="ce6" table:formula="of:=1/[.H7]" office:value-type="float" office:value="0.000000134314726266588">
            <text:p>1.3E-07</text:p>
          </table:table-cell>
          <table:table-cell table:style-name="ce6" table:formula="of:=[.I7]-[.$I$6]" office:value-type="float" office:value="0.0000000579636947641523">
            <text:p>5.8E-08</text:p>
          </table:table-cell>
          <table:table-cell table:style-name="ce13" table:formula="of:=[.$J$7]/[.J7]" office:value-type="percentage" office:value="1">
            <text:p>100.0%</text:p>
          </table:table-cell>
          <table:table-cell table:style-name="ce13" table:formula="of:=[.$J$8]/[.J7]" office:value-type="percentage" office:value="57.3636571347693">
            <text:p>5736.4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8" office:value-type="string">
            <text:p>V1.1.1</text:p>
          </table:table-cell>
          <table:table-cell table:style-name="ce10" office:value-type="float" office:value="0.294">
            <text:p>0.294</text:p>
          </table:table-cell>
          <table:table-cell table:style-name="ce10" table:number-columns-repeated="4"/>
          <table:table-cell table:style-name="ce6" table:formula="of:=AVERAGE([.C8:.G8])*[.$B$3]" office:value-type="float" office:value="294000">
            <text:p>2.9E+05</text:p>
          </table:table-cell>
          <table:table-cell table:style-name="ce6"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500951271525">
            <text:p>3.3E-06</text:p>
          </table:table-cell>
          <table:table-cell table:style-name="ce13" table:formula="of:=[.$J$7]/[.J8]" office:value-type="percentage" office:value="0.0174326402804238">
            <text:p>1.7%</text:p>
          </table:table-cell>
          <table:table-cell table:style-name="ce13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table:style-name="ce7" office:value-type="string">
            <text:p>V1.1.2</text:p>
          </table:table-cell>
          <table:table-cell table:style-name="ce10"/>
          <table:table-cell table:style-name="ce10" office:value-type="float" office:value="0.327">
            <text:p>0.327</text:p>
          </table:table-cell>
          <table:table-cell table:style-name="ce10" table:number-columns-repeated="3"/>
          <table:table-cell table:style-name="ce6" table:formula="of:=AVERAGE([.C9:.G9])*[.$B$3]" office:value-type="float" office:value="327000">
            <text:p>3.3E+05</text:p>
          </table:table-cell>
          <table:table-cell table:style-name="ce6"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175294403273">
            <text:p>3.0E-06</text:p>
          </table:table-cell>
          <table:table-cell table:style-name="ce13" table:formula="of:=[.$J$7]/[.J9]" office:value-type="percentage" office:value="0.0194394692827093">
            <text:p>1.9%</text:p>
          </table:table-cell>
          <table:table-cell table:style-name="ce13" table:formula="of:=[.$J$8]/[.J9]" office:value-type="percentage" office:value="1.11511905081521">
            <text:p>111.5%</text:p>
          </table:table-cell>
        </table:table-row>
        <table:table-row table:style-name="ro2">
          <table:table-cell/>
          <table:table-cell table:style-name="ce7" office:value-type="string">
            <text:p>V1.1.3</text:p>
          </table:table-cell>
          <table:table-cell table:style-name="ce10" table:number-columns-repeated="2"/>
          <table:table-cell table:style-name="ce10" office:value-type="float" office:value="0.439">
            <text:p>0.439</text:p>
          </table:table-cell>
          <table:table-cell table:style-name="ce10" table:number-columns-repeated="2"/>
          <table:table-cell table:style-name="ce6" table:formula="of:=AVERAGE([.C10:.G10])*[.$B$3]" office:value-type="float" office:value="439000">
            <text:p>4.4E+05</text:p>
          </table:table-cell>
          <table:table-cell table:style-name="ce6"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155329651579">
            <text:p>2.2E-06</text:p>
          </table:table-cell>
          <table:table-cell table:style-name="ce13" table:formula="of:=[.$J$7]/[.J10]" office:value-type="percentage" office:value="0.0263285448759685">
            <text:p>2.6%</text:p>
          </table:table-cell>
          <table:table-cell table:style-name="ce13" table:formula="of:=[.$J$8]/[.J10]" office:value-type="percentage" office:value="1.51030162112244">
            <text:p>151.0%</text:p>
          </table:table-cell>
        </table:table-row>
        <table:table-row table:style-name="ro2">
          <table:table-cell/>
          <table:table-cell table:style-name="ce7" office:value-type="string">
            <text:p>V1.2.0</text:p>
          </table:table-cell>
          <table:table-cell table:style-name="ce10" table:number-columns-repeated="3"/>
          <table:table-cell table:style-name="ce10" office:value-type="float" office:value="1.18">
            <text:p>1.180</text:p>
          </table:table-cell>
          <table:table-cell table:style-name="ce10"/>
          <table:table-cell table:style-name="ce6" table:formula="of:=AVERAGE([.C11:.G11])*[.$B$3]" office:value-type="float" office:value="1180000">
            <text:p>1.2E+06</text:p>
          </table:table-cell>
          <table:table-cell table:style-name="ce6" table:formula="of:=1/[.H11]" office:value-type="float" office:value="0.000000847457627118644">
            <text:p>8.5E-07</text:p>
          </table:table-cell>
          <table:table-cell table:style-name="ce6" table:formula="of:=[.I11]-[.$I$6]" office:value-type="float" office:value="0.000000771106595616209">
            <text:p>7.7E-07</text:p>
          </table:table-cell>
          <table:table-cell table:style-name="ce13" table:formula="of:=[.$J$7]/[.J11]" office:value-type="percentage" office:value="0.0751694967903007">
            <text:p>7.5%</text:p>
          </table:table-cell>
          <table:table-cell table:style-name="ce13" table:formula="of:=[.$J$8]/[.J11]" office:value-type="percentage" office:value="4.31199724087195">
            <text:p>431.2%</text:p>
          </table:table-cell>
        </table:table-row>
        <table:table-row table:style-name="ro2">
          <table:table-cell/>
          <table:table-cell table:style-name="ce7" office:value-type="string">
            <text:p>V9.9.9</text:p>
          </table:table-cell>
          <table:table-cell table:style-name="ce10" table:number-columns-repeated="4"/>
          <table:table-cell table:style-name="ce10" office:value-type="float" office:value="8.852">
            <text:p>8.852</text:p>
          </table:table-cell>
          <table:table-cell table:style-name="ce6" table:formula="of:=AVERAGE([.C12:.G12])*[.$B$3]" office:value-type="float" office:value="8852000">
            <text:p>8.9E+06</text:p>
          </table:table-cell>
          <table:table-cell table:style-name="ce6" table:formula="of:=1/[.H12]" office:value-type="float" office:value="0.000000112968820605513">
            <text:p>1.1E-07</text:p>
          </table:table-cell>
          <table:table-cell table:style-name="ce6" table:formula="of:=[.I12]-[.$I$6]" office:value-type="float" office:value="0.0000000366177891030773">
            <text:p>3.7E-08</text:p>
          </table:table-cell>
          <table:table-cell table:style-name="ce13" table:formula="of:=[.$J$7]/[.J12]" office:value-type="percentage" office:value="1.58293813427641">
            <text:p>158.3%</text:p>
          </table:table-cell>
          <table:table-cell table:style-name="ce13" table:formula="of:=[.$J$8]/[.J12]" office:value-type="percentage" office:value="90.8031204001834">
            <text:p>9080.3%</text:p>
          </table:table-cell>
        </table:table-row>
        <table:table-row table:style-name="ro2">
          <table:table-cell/>
          <table:table-cell table:style-name="ce7"/>
          <table:table-cell table:style-name="ce10" table:number-columns-repeated="5"/>
          <table:table-cell table:style-name="ce6" table:number-columns-repeated="3"/>
          <table:table-cell table:style-name="ce13" table:number-columns-repeated="2"/>
        </table:table-row>
        <table:table-row table:style-name="ro2">
          <table:table-cell/>
          <table:table-cell table:style-name="ce2"/>
          <table:table-cell table:style-name="ce10" table:number-columns-repeated="5"/>
          <table:table-cell table:style-name="ce11" table:number-columns-repeated="3"/>
          <table:table-cell table:style-name="ce14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Overhead is the execution time for a loop with no random number generation.</text:p>
          </table:table-cell>
          <table:covered-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2.0 is from the speed_up_three code branch, release candidate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11"/>
        </table:table-row>
        <table:table-row table:style-name="ro2" table:number-rows-repeated="27">
          <table:table-cell table:number-columns-repeated="12"/>
        </table:table-row>
        <table:table-row table:style-name="ro2">
          <table:table-cell>
            <draw:frame table:end-cell-address="'Performance Test'.L97" table:end-x="1.508cm" table:end-y="0.325cm" draw:z-index="0" draw:style-name="gr1" draw:text-style-name="P1" svg:width="17.112cm" svg:height="21.255cm" svg:x="0.278cm" svg:y="0.296cm">
              <draw:object draw:notify-on-update-of-ranges="'Performance Test'.B6:'Performance Test'.B12 'Performance Test'.J5:'Performance Test'.J5 'Performance Test'.J6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69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2016-07-11</text:date>, <text:time>16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1T16:09:18.25</dc:date>
    <dc:creator>Peter Camilleri</dc:creator>
    <meta:editing-duration>PT2H5M20S</meta:editing-duration>
    <meta:editing-cycles>36</meta:editing-cycles>
    <meta:generator>OpenOffice/4.1.2$Win32 OpenOffice.org_project/412m3$Build-9782</meta:generator>
    <dc:title>A comparison of Fibonacci and Mersenne generators.</dc:title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text-properties fo:font-size="14pt" style:font-size-asian="13pt" style:font-size-complex="13pt"/>
    </style:style>
    <style:style style:name="ch3" style:family="chart">
      <style:text-properties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cm" svg:stroke-color="#000080"/>
    </style:style>
    <style:style style:name="ch9" style:family="chart">
      <style:graphic-properties svg:stroke-width="0.05cm" svg:stroke-color="#00dcff"/>
    </style:style>
    <style:style style:name="ch1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3cm" svg:height="21.256cm" xlink:href=".." xlink:type="simple" chart:class="chart:bar" chart:style-name="ch1">
        <chart:title svg:x="6.351cm" svg:y="0.335cm" chart:style-name="ch2">
          <text:p>Execution Times</text:p>
        </chart:title>
        <chart:subtitle svg:x="5.426cm" svg:y="0.994cm" chart:style-name="ch3">
          <text:p>Overhead and Times minus Overhead.</text:p>
        </chart:subtitle>
        <chart:legend svg:x="15.204cm" svg:y="10.316cm" style:legend-expansion="custom" chartooo:width="1.416cm" chartooo:height="0.624cm" style:legend-expansion-aspect-ratio="2.26923076923077" chart:style-name="ch4"/>
        <chart:plot-area chart:style-name="ch5" table:cell-range-address="'Performance Test'.B6:'Performance Test'.B12 'Performance Test'.J5:'Performance Test'.J12" chart:data-source-has-labels="both" svg:x="1.182cm" svg:y="2.116cm" svg:width="12.954cm" svg:height="18.059cm">
          <chartooo:coordinate-region svg:x="2.147cm" svg:y="2.328cm" svg:width="11.989cm" svg:height="17.174cm"/>
          <chart:axis chart:dimension="x" chart:name="primary-x" chart:style-name="ch6" chartooo:axis-type="auto">
            <chartooo:date-scale/>
            <chart:categories table:cell-range-address="'Performance Test'.B6:'Performance Test'.B1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Performance Test'.J6:'Performance Test'.J12" chart:label-cell-address="'Performance Test'.J5:'Performance Test'.J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H</text:p>
                <draw:g>
                  <svg:desc>'Performance Test'.B6:'Performance Test'.B12</svg:desc>
                </draw:g>
              </table:table-cell>
              <table:table-cell office:value-type="float" office:value="0.0000000763510315024356">
                <text:p>0.0000000763510315024356</text:p>
                <draw:g>
                  <svg:desc>'Performance Test'.J6:'Performance Test'.J12</svg:desc>
                </draw:g>
              </table:table-cell>
            </table:table-row>
            <table:table-row>
              <table:table-cell office:value-type="string">
                <text:p>Builtin</text:p>
              </table:table-cell>
              <table:table-cell office:value-type="float" office:value="0.0000000579636947641523">
                <text:p>0.0000000579636947641523</text:p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500951271525">
                <text:p>0.00000332500951271525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175294403273">
                <text:p>0.00000298175294403273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155329651579">
                <text:p>0.00000220155329651579</text:p>
              </table:table-cell>
            </table:table-row>
            <table:table-row>
              <table:table-cell office:value-type="string">
                <text:p>V1.2.0</text:p>
              </table:table-cell>
              <table:table-cell office:value-type="float" office:value="0.000000771106595616209">
                <text:p>0.000000771106595616209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0366177891030773">
                <text:p>0.0000000366177891030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